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4.3cm" svg:height="8.932cm" svg:x="2.1cm" svg:y="3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839cm" svg:height="1.838cm" svg:x="2.1cm" svg:y="1.8cm">
          <text:p text:style-name="P1">pdtb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9.035cm" svg:height="4.86cm" svg:x="3.969cm" svg:y="6.2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33cm" svg:height="1.839cm" svg:x="3.969cm" svg:y="4.427cm">
          <text:p text:style-name="P1">pdtb.databas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9.19cm" svg:height="4.729cm" svg:x="15.652cm" svg:y="6.5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32cm" svg:height="1.838cm" svg:x="15.652cm" svg:y="4.69cm">
          <text:p text:style-name="P1">pdtb.connec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004cm" svg:y1="8.696cm" svg:x2="13.004cm" svg:y2="8.696cm" draw:start-shape="id1" draw:start-glue-point="1" draw:end-shape="id1" draw:end-glue-point="1" svg:d="M13004 8696z" svg:viewBox="0 0 1 1">
          <text:p/>
        </draw:connector>
        <draw:custom-shape draw:style-name="gr2" draw:text-style-name="P2" xml:id="id2" draw:id="id2" draw:layer="layout" svg:width="8.411cm" svg:height="3.94cm" svg:x="5.683cm" svg:y="15.46cm">
          <text:p text:style-name="P2"><text:span text:style-name="T1">Contiene le classi </text:span></text:p>
          <text:p text:style-name="P2"><text:span text:style-name="T1">per la </text:span></text:p>
          <text:p text:style-name="P2"><text:span text:style-name="T1">connessione</text:span></text:p>
          <text:p text:style-name="P2"><text:span text:style-name="T1">al database 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486cm" svg:y1="11.126cm" svg:x2="9.888cm" svg:y2="15.46cm" draw:start-shape="id1" draw:start-glue-point="2" draw:end-shape="id2" draw:end-glue-point="0" svg:d="M8486 11126v2167h1402v2167" svg:viewBox="0 0 1403 4335">
          <text:p/>
        </draw:connector>
        <draw:custom-shape draw:style-name="gr2" draw:text-style-name="P2" xml:id="id4" draw:id="id4" draw:layer="layout" svg:width="8.412cm" svg:height="3.94cm" svg:x="16.898cm" svg:y="15.46cm">
          <text:p text:style-name="P2"><text:span text:style-name="T1">Contiene le classi</text:span></text:p>
          <text:p text:style-name="P2"><text:span text:style-name="T1">per la gestione delle</text:span></text:p>
          <text:p text:style-name="P2"><text:span text:style-name="T1">connessioni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.247cm" svg:y1="11.257cm" svg:x2="21.104cm" svg:y2="15.46cm" draw:start-shape="id3" draw:start-glue-point="2" draw:end-shape="id4" svg:d="M20247 11257v2101h857v2102" svg:viewBox="0 0 858 42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6-19T18:42:22.798288970</meta:creation-date>
    <meta:generator>LibreOffice/4.2.8.2$Linux_X86_64 LibreOffice_project/420m0$Build-2</meta:generator>
    <dc:date>2015-06-19T19:06:18.458809305</dc:date>
    <dc:creator>Leonardo </dc:creator>
    <meta:editing-duration>P0D</meta:editing-duration>
    <meta:editing-cycles>1</meta:editing-cycles>
    <meta:document-statistic meta:object-count="11"/>
  </office:meta>
</office:document-meta>
</file>